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3.196cm" fo:min-width="8.346cm" fo:padding-top="0.203cm" fo:padding-bottom="0.203cm" fo:padding-left="0.328cm" fo:padding-right="0.328cm"/>
    </style:style>
    <style:style style:name="gr3" style:family="graphic" style:parent-style-name="objectwithoutfill">
      <style:graphic-properties draw:stroke="solid" draw:stroke-dash="Fine_20_Dotted"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" style:family="graphic" style:parent-style-name="standard">
      <style:graphic-properties draw:stroke="dash" draw:stroke-dash="Line_20_Style_20_9" svg:stroke-width="0.106cm" svg:stroke-color="#000000" draw:marker-start-width="0.358cm" draw:marker-end-width="0.358cm" draw:fill="none" draw:textarea-horizontal-align="justify" draw:textarea-vertical-align="middle" draw:auto-grow-height="false" fo:min-height="20.446cm" fo:min-width="10.2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CMU Concrete" fo:font-size="26pt" style:font-size-asian="26pt" style:font-size-complex="26pt"/>
    </style:style>
    <style:style style:name="P4" style:family="paragraph">
      <loext:graphic-properties draw:fill="none" draw:fill-color="#ffffff"/>
      <style:text-properties style:font-name="CMU Concrete" fo:font-size="26pt" fo:font-weight="bold"/>
    </style:style>
    <style:style style:name="T1" style:family="text">
      <style:text-properties style:font-name="CMU Concrete" fo:font-size="26pt" style:font-size-asian="26pt" style:font-size-complex="26pt"/>
    </style:style>
    <style:style style:name="T2" style:family="text">
      <style:text-properties style:font-name="CMU Concrete"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cm" svg:y1="5cm" svg:x2="15.3cm" svg:y2="5cm">
          <text:p/>
        </draw:line>
        <draw:line draw:style-name="gr1" draw:text-style-name="P1" draw:layer="layout" svg:x1="20cm" svg:y1="6.9cm" svg:x2="20cm" svg:y2="9.9cm">
          <text:p/>
        </draw:line>
        <draw:custom-shape draw:style-name="gr2" draw:text-style-name="P3" draw:layer="layout" svg:width="9.4cm" svg:height="4cm" svg:x="3cm" svg:y="10cm">
          <text:p text:style-name="P2"><text:span text:style-name="T1">Definir a próxima</text:span></text:p>
          <text:p text:style-name="P2"><text:span text:style-name="T1">pergunta a partir </text:span></text:p>
          <text:p text:style-name="P2"><text:span text:style-name="T1">da resposta</text:span></text:p>
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26cm" svg:y1="12cm" svg:x2="12.36cm" svg:y2="12cm">
          <text:p/>
        </draw:line>
        <draw:custom-shape draw:style-name="gr2" draw:text-style-name="P3" draw:layer="layout" svg:width="9.4cm" svg:height="4cm" svg:x="3cm" svg:y="2.9cm">
          <text:p text:style-name="P2"><text:span text:style-name="T1">Pegar pergunta do </text:span></text:p>
          <text:p text:style-name="P2"><text:span text:style-name="T1">banco de dados</text:span></text:p>
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4cm" svg:x="15.201cm" svg:y="2.901cm">
          <text:p text:style-name="P2"><text:span text:style-name="T1">Exibir pergunta</text:span></text:p>
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4cm" svg:x="15.301cm" svg:y="10.001cm">
          <text:p text:style-name="P2"><text:span text:style-name="T1">Esperar resposta</text:span></text:p>
          <text:p text:style-name="P2"><text:span text:style-name="T1">do usuário</text:span></text:p>
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8cm" svg:y1="9.86cm" svg:x2="7.8cm" svg:y2="6.86cm">
          <text:p/>
        </draw:line>
        <draw:custom-shape draw:style-name="gr2" draw:text-style-name="P3" draw:layer="layout" svg:width="9.4cm" svg:height="4cm" svg:x="15.302cm" svg:y="17.502cm">
          <text:p text:style-name="P2"><text:span text:style-name="T1">Exibir tela final</text:span></text:p>
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4cm" svg:x="3.001cm" svg:y="17.501cm">
          <text:p text:style-name="P2"><text:span text:style-name="T1">Verificar se é a</text:span></text:p>
          <text:p text:style-name="P2"><text:span text:style-name="T1">última pergunta</text:span></text:p>
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8cm" svg:y1="14cm" svg:x2="7.8cm" svg:y2="17.4cm">
          <text:p/>
        </draw:line>
        <draw:line draw:style-name="gr1" draw:text-style-name="P1" draw:layer="layout" svg:x1="12.46cm" svg:y1="19.6cm" svg:x2="15.36cm" svg:y2="19.6cm">
          <text:p/>
        </draw:line>
        <draw:custom-shape draw:style-name="gr4" draw:text-style-name="P1" draw:layer="layout" svg:width="10.9cm" svg:height="20.8cm" svg:x="2.4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9cm" svg:height="20.8cm" svg:x="14.2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cm" svg:height="2.249cm" svg:x="5.6cm" svg:y="23.4cm">
          <draw:text-box>
            <text:p><text:span text:style-name="T2">Controle</text:span></text:p>
          </draw:text-box>
        </draw:frame>
        <draw:frame draw:style-name="gr5" draw:text-style-name="P4" draw:layer="layout" svg:width="5.6cm" svg:height="2.249cm" svg:x="17.9cm" svg:y="23.5cm">
          <draw:text-box>
            <text:p><text:span text:style-name="T2">Exibiç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3:16:32.998157565</meta:creation-date>
    <meta:editing-duration>PT15S</meta:editing-duration>
    <meta:editing-cycles>2</meta:editing-cycles>
    <meta:generator>LibreOffice/5.4.0.3$Linux_X86_64 LibreOffice_project/40m0$Build-3</meta:generator>
    <dc:date>2017-08-04T23:16:46.709943275</dc:date>
    <meta:document-statistic meta:object-count="16"/>
  </office:meta>
</office:document-meta>
</file>